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9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30.5mm"/>
    </style:style>
    <style:style style:name="ro1" style:family="table-row">
      <style:table-row-properties style:row-height="24.48mm" fo:break-before="auto" style:use-optimal-row-height="false"/>
    </style:style>
    <style:style style:name="ro2" style:family="table-row">
      <style:table-row-properties style:row-height="6.0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  <style:text-properties fo:font-size="24pt" style:font-size-asian="24pt" style:font-size-complex="24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26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mm"/>
      <style:text-properties fo:font-size="24pt" style:font-size-asian="24pt" style:font-size-complex="24pt"/>
    </style:style>
    <style:style style:name="ce2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-calls" table:style-name="ta1" table:print-ranges="'example-calls'.A1:'example-calls'.N78">
        <table:shapes>
          <draw:frame draw:z-index="0" draw:style-name="gr1" draw:text-style-name="P1" svg:width="190.98mm" svg:height="129.22mm" svg:x="106.06mm" svg:y="28.08mm">
            <draw:object draw:notify-on-update-of-ranges="'example-calls'.B4:'example-calls'.B29 'example-calls'.D4:'example-calls'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0.98mm" svg:height="111.83mm" svg:x="107.44mm" svg:y="164.16mm">
            <draw:object draw:notify-on-update-of-ranges="'example-calls'.B33:'example-calls'.B78 'example-calls'.D33:'example-calls'.D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9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<text:span text:style-name="T1"><text:a xlink:href="http://localhost:8080/" xlink:type="simple">http://localhost:8080</text:a></text:span></text:p>
          </table:table-cell>
          <table:covered-table-cell/>
          <table:covered-table-cell table:style-name="ce14"/>
          <table:table-cell table:style-name="ce7" table:formula="of:=COM.MICROSOFT.WEBSERVICE([.E1])*1" office:value-type="float" office:value="47742.995" calcext:value-type="float">
            <text:p>47743.0</text:p>
          </table:table-cell>
          <table:table-cell table:style-name="ce26" table:formula="of:=[.A1]&amp;&quot;/price/btcusd/2022-01-01&quot;" office:value-type="string" office:string-value="http://localhost:8080/price/btcusd/2022-01-01" calcext:value-type="string" table:number-columns-spanned="9" table:number-rows-spanned="1">
            <text:p>http://localhost:8080/price/btcusd/2022-01-01</text:p>
          </table:table-cell>
          <table:covered-table-cell table:number-columns-repeated="8"/>
        </table:table-row>
        <table:table-row table:style-name="ro2">
          <table:table-cell table:style-name="ce1"/>
          <table:table-cell table:number-columns-repeated="2"/>
          <table:table-cell table:style-name="ce7"/>
          <table:table-cell table:style-name="ce27"/>
          <table:table-cell table:number-columns-repeated="8"/>
        </table:table-row>
        <table:table-row table:style-name="ro3">
          <table:table-cell/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air</text:p>
          </table:table-cell>
          <table:table-cell table:style-name="ce8" office:value-type="string" calcext:value-type="string">
            <text:p>price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1-01" calcext:value-type="date">
            <text:p>2020-0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]&amp;&quot;/&quot;&amp;TEXT([.B4];&quot;YYYY-MM-DD&quot;))*1" office:value-type="float" office:value="7188.4633" calcext:value-type="float">
            <text:p>718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2-01" calcext:value-type="date">
            <text:p>2020-0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]&amp;&quot;/&quot;&amp;TEXT([.B5];&quot;YYYY-MM-DD&quot;))*1" office:value-type="float" office:value="9388.6617" calcext:value-type="float">
            <text:p>938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3-01" calcext:value-type="date">
            <text:p>2020-03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]&amp;&quot;/&quot;&amp;TEXT([.B6];&quot;YYYY-MM-DD&quot;))*1" office:value-type="float" office:value="8540.2567" calcext:value-type="float">
            <text:p>854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4-01" calcext:value-type="date">
            <text:p>2020-04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]&amp;&quot;/&quot;&amp;TEXT([.B7];&quot;YYYY-MM-DD&quot;))*1" office:value-type="float" office:value="6671.95" calcext:value-type="float">
            <text:p>667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5-01" calcext:value-type="date">
            <text:p>2020-05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8]&amp;&quot;/&quot;&amp;TEXT([.B8];&quot;YYYY-MM-DD&quot;))*1" office:value-type="float" office:value="8771.5725" calcext:value-type="float">
            <text:p>877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6-01" calcext:value-type="date">
            <text:p>2020-06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9]&amp;&quot;/&quot;&amp;TEXT([.B9];&quot;YYYY-MM-DD&quot;))*1" office:value-type="float" office:value="9564.95" calcext:value-type="float">
            <text:p>956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7-01" calcext:value-type="date">
            <text:p>2020-07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0]&amp;&quot;/&quot;&amp;TEXT([.B10];&quot;YYYY-MM-DD&quot;))*1" office:value-type="float" office:value="9153.95" calcext:value-type="float">
            <text:p>915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8-01" calcext:value-type="date">
            <text:p>2020-08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1]&amp;&quot;/&quot;&amp;TEXT([.B11];&quot;YYYY-MM-DD&quot;))*1" office:value-type="float" office:value="11354.1567" calcext:value-type="float">
            <text:p>1135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9-01" calcext:value-type="date">
            <text:p>2020-09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2]&amp;&quot;/&quot;&amp;TEXT([.B12];&quot;YYYY-MM-DD&quot;))*1" office:value-type="float" office:value="11964.2087" calcext:value-type="float">
            <text:p>1196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10-01" calcext:value-type="date">
            <text:p>2020-10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3]&amp;&quot;/&quot;&amp;TEXT([.B13];&quot;YYYY-MM-DD&quot;))*1" office:value-type="float" office:value="10626.601" calcext:value-type="float">
            <text:p>1062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11-01" calcext:value-type="date">
            <text:p>2020-1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4]&amp;&quot;/&quot;&amp;TEXT([.B14];&quot;YYYY-MM-DD&quot;))*1" office:value-type="float" office:value="13762.97" calcext:value-type="float">
            <text:p>1376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12-01" calcext:value-type="date">
            <text:p>2020-1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5]&amp;&quot;/&quot;&amp;TEXT([.B15];&quot;YYYY-MM-DD&quot;))*1" office:value-type="float" office:value="18795.1967" calcext:value-type="float">
            <text:p>1879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1-01" calcext:value-type="date">
            <text:p>2021-0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6]&amp;&quot;/&quot;&amp;TEXT([.B16];&quot;YYYY-MM-DD&quot;))*1" office:value-type="float" office:value="29391.775" calcext:value-type="float">
            <text:p>2939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2-01" calcext:value-type="date">
            <text:p>2021-0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7]&amp;&quot;/&quot;&amp;TEXT([.B17];&quot;YYYY-MM-DD&quot;))*1" office:value-type="float" office:value="33543.77" calcext:value-type="float">
            <text:p>3354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3-01" calcext:value-type="date">
            <text:p>2021-03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8]&amp;&quot;/&quot;&amp;TEXT([.B18];&quot;YYYY-MM-DD&quot;))*1" office:value-type="float" office:value="49619.6433" calcext:value-type="float">
            <text:p>4962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4-01" calcext:value-type="date">
            <text:p>2021-04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9]&amp;&quot;/&quot;&amp;TEXT([.B19];&quot;YYYY-MM-DD&quot;))*1" office:value-type="float" office:value="58726.6833" calcext:value-type="float">
            <text:p>5872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5-01" calcext:value-type="date">
            <text:p>2021-05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0]&amp;&quot;/&quot;&amp;TEXT([.B20];&quot;YYYY-MM-DD&quot;))*1" office:value-type="float" office:value="57836.0067" calcext:value-type="float">
            <text:p>5783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6-01" calcext:value-type="date">
            <text:p>2021-06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1]&amp;&quot;/&quot;&amp;TEXT([.B21];&quot;YYYY-MM-DD&quot;))*1" office:value-type="float" office:value="36681.7417" calcext:value-type="float">
            <text:p>3668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7-01" calcext:value-type="date">
            <text:p>2021-07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2]&amp;&quot;/&quot;&amp;TEXT([.B22];&quot;YYYY-MM-DD&quot;))*1" office:value-type="float" office:value="33524.9833" calcext:value-type="float">
            <text:p>3352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8-01" calcext:value-type="date">
            <text:p>2021-08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3]&amp;&quot;/&quot;&amp;TEXT([.B23];&quot;YYYY-MM-DD&quot;))*1" office:value-type="float" office:value="39882.385" calcext:value-type="float">
            <text:p>3988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9-01" calcext:value-type="date">
            <text:p>2021-09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4]&amp;&quot;/&quot;&amp;TEXT([.B24];&quot;YYYY-MM-DD&quot;))*1" office:value-type="float" office:value="48840.9633" calcext:value-type="float">
            <text:p>4884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1" calcext:value-type="date">
            <text:p>2021-10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5]&amp;&quot;/&quot;&amp;TEXT([.B25];&quot;YYYY-MM-DD&quot;))*1" office:value-type="float" office:value="48162.7067" calcext:value-type="float">
            <text:p>4816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1" calcext:value-type="date">
            <text:p>2021-1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6]&amp;&quot;/&quot;&amp;TEXT([.B26];&quot;YYYY-MM-DD&quot;))*1" office:value-type="float" office:value="60955.7683" calcext:value-type="float">
            <text:p>6095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1" calcext:value-type="date">
            <text:p>2021-1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7]&amp;&quot;/&quot;&amp;TEXT([.B27];&quot;YYYY-MM-DD&quot;))*1" office:value-type="float" office:value="57238.6217" calcext:value-type="float">
            <text:p>5723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2-01-01" calcext:value-type="date">
            <text:p>2022-0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8]&amp;&quot;/&quot;&amp;TEXT([.B28];&quot;YYYY-MM-DD&quot;))*1" office:value-type="float" office:value="47742.995" calcext:value-type="float">
            <text:p>4774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2-02-01" calcext:value-type="date">
            <text:p>2022-0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9]&amp;&quot;/&quot;&amp;TEXT([.B29];&quot;YYYY-MM-DD&quot;))*1" office:value-type="float" office:value="38718.8067" calcext:value-type="float">
            <text:p>38719</text:p>
          </table:table-cell>
          <table:table-cell table:number-columns-repeated="9"/>
        </table:table-row>
        <table:table-row table:style-name="ro3" table:number-rows-repeated="2">
          <table:table-cell table:number-columns-repeated="13"/>
        </table:table-row>
        <table:table-row table:style-name="ro3">
          <table:table-cell/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air</text:p>
          </table:table-cell>
          <table:table-cell table:style-name="ce8" office:value-type="string" calcext:value-type="string">
            <text:p>price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1" calcext:value-type="date">
            <text:p>2021-10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3]&amp;&quot;/&quot;&amp;TEXT([.B33];&quot;YYYY-MM-DD&quot;))*1" office:value-type="float" office:value="48162.7067" calcext:value-type="float">
            <text:p>4816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3" calcext:value-type="date">
            <text:p>2021-10-03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4]&amp;&quot;/&quot;&amp;TEXT([.B34];&quot;YYYY-MM-DD&quot;))*1" office:value-type="float" office:value="48233.0983" calcext:value-type="float">
            <text:p>4823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5" calcext:value-type="date">
            <text:p>2021-10-05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5]&amp;&quot;/&quot;&amp;TEXT([.B35];&quot;YYYY-MM-DD&quot;))*1" office:value-type="float" office:value="51495.32" calcext:value-type="float">
            <text:p>5149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7" calcext:value-type="date">
            <text:p>2021-10-07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6]&amp;&quot;/&quot;&amp;TEXT([.B36];&quot;YYYY-MM-DD&quot;))*1" office:value-type="float" office:value="53798.405" calcext:value-type="float">
            <text:p>5379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9" calcext:value-type="date">
            <text:p>2021-10-09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7]&amp;&quot;/&quot;&amp;TEXT([.B37];&quot;YYYY-MM-DD&quot;))*1" office:value-type="float" office:value="54960.8483" calcext:value-type="float">
            <text:p>5496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1" calcext:value-type="date">
            <text:p>2021-10-1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8]&amp;&quot;/&quot;&amp;TEXT([.B38];&quot;YYYY-MM-DD&quot;))*1" office:value-type="float" office:value="57490.3067" calcext:value-type="float">
            <text:p>5749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3" calcext:value-type="date">
            <text:p>2021-10-13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9]&amp;&quot;/&quot;&amp;TEXT([.B39];&quot;YYYY-MM-DD&quot;))*1" office:value-type="float" office:value="57375.7267" calcext:value-type="float">
            <text:p>5737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5" calcext:value-type="date">
            <text:p>2021-10-15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0]&amp;&quot;/&quot;&amp;TEXT([.B40];&quot;YYYY-MM-DD&quot;))*1" office:value-type="float" office:value="61693.79" calcext:value-type="float">
            <text:p>6169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7" calcext:value-type="date">
            <text:p>2021-10-17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1]&amp;&quot;/&quot;&amp;TEXT([.B41];&quot;YYYY-MM-DD&quot;))*1" office:value-type="float" office:value="61518.8433" calcext:value-type="float">
            <text:p>6151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9" calcext:value-type="date">
            <text:p>2021-10-19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2]&amp;&quot;/&quot;&amp;TEXT([.B42];&quot;YYYY-MM-DD&quot;))*1" office:value-type="float" office:value="64286.5167" calcext:value-type="float">
            <text:p>6428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1" calcext:value-type="date">
            <text:p>2021-10-2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3]&amp;&quot;/&quot;&amp;TEXT([.B43];&quot;YYYY-MM-DD&quot;))*1" office:value-type="float" office:value="62201.9633" calcext:value-type="float">
            <text:p>6220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3" calcext:value-type="date">
            <text:p>2021-10-23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4]&amp;&quot;/&quot;&amp;TEXT([.B44];&quot;YYYY-MM-DD&quot;))*1" office:value-type="float" office:value="61307.6667" calcext:value-type="float">
            <text:p>6130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5" calcext:value-type="date">
            <text:p>2021-10-25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5]&amp;&quot;/&quot;&amp;TEXT([.B45];&quot;YYYY-MM-DD&quot;))*1" office:value-type="float" office:value="63084.5717" calcext:value-type="float">
            <text:p>6308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7" calcext:value-type="date">
            <text:p>2021-10-27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6]&amp;&quot;/&quot;&amp;TEXT([.B46];&quot;YYYY-MM-DD&quot;))*1" office:value-type="float" office:value="58457.8717" calcext:value-type="float">
            <text:p>5845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9" calcext:value-type="date">
            <text:p>2021-10-29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7]&amp;&quot;/&quot;&amp;TEXT([.B47];&quot;YYYY-MM-DD&quot;))*1" office:value-type="float" office:value="62253.32" calcext:value-type="float">
            <text:p>6225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31" calcext:value-type="date">
            <text:p>2021-10-3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8]&amp;&quot;/&quot;&amp;TEXT([.B48];&quot;YYYY-MM-DD&quot;))*1" office:value-type="float" office:value="61338.5317" calcext:value-type="float">
            <text:p>6133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2" calcext:value-type="date">
            <text:p>2021-11-0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9]&amp;&quot;/&quot;&amp;TEXT([.B49];&quot;YYYY-MM-DD&quot;))*1" office:value-type="float" office:value="63246.855" calcext:value-type="float">
            <text:p>6324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4" calcext:value-type="date">
            <text:p>2021-11-0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0]&amp;&quot;/&quot;&amp;TEXT([.B50];&quot;YYYY-MM-DD&quot;))*1" office:value-type="float" office:value="61444.2283" calcext:value-type="float">
            <text:p>6144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6" calcext:value-type="date">
            <text:p>2021-11-0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1]&amp;&quot;/&quot;&amp;TEXT([.B51];&quot;YYYY-MM-DD&quot;))*1" office:value-type="float" office:value="61514.3833" calcext:value-type="float">
            <text:p>6151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8" calcext:value-type="date">
            <text:p>2021-11-0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2]&amp;&quot;/&quot;&amp;TEXT([.B52];&quot;YYYY-MM-DD&quot;))*1" office:value-type="float" office:value="67544.8733" calcext:value-type="float">
            <text:p>6754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0" calcext:value-type="date">
            <text:p>2021-11-1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3]&amp;&quot;/&quot;&amp;TEXT([.B53];&quot;YYYY-MM-DD&quot;))*1" office:value-type="float" office:value="64924.3533" calcext:value-type="float">
            <text:p>6492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2" calcext:value-type="date">
            <text:p>2021-11-1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4]&amp;&quot;/&quot;&amp;TEXT([.B54];&quot;YYYY-MM-DD&quot;))*1" office:value-type="float" office:value="64142.9817" calcext:value-type="float">
            <text:p>6414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4" calcext:value-type="date">
            <text:p>2021-11-1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5]&amp;&quot;/&quot;&amp;TEXT([.B55];&quot;YYYY-MM-DD&quot;))*1" office:value-type="float" office:value="65495.3183" calcext:value-type="float">
            <text:p>6549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6" calcext:value-type="date">
            <text:p>2021-11-1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6]&amp;&quot;/&quot;&amp;TEXT([.B56];&quot;YYYY-MM-DD&quot;))*1" office:value-type="float" office:value="60112.9583" calcext:value-type="float">
            <text:p>6011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8" calcext:value-type="date">
            <text:p>2021-11-1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7]&amp;&quot;/&quot;&amp;TEXT([.B57];&quot;YYYY-MM-DD&quot;))*1" office:value-type="float" office:value="56925.4283" calcext:value-type="float">
            <text:p>5692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0" calcext:value-type="date">
            <text:p>2021-11-2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8]&amp;&quot;/&quot;&amp;TEXT([.B58];&quot;YYYY-MM-DD&quot;))*1" office:value-type="float" office:value="59763.9583" calcext:value-type="float">
            <text:p>5976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2" calcext:value-type="date">
            <text:p>2021-11-2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9]&amp;&quot;/&quot;&amp;TEXT([.B59];&quot;YYYY-MM-DD&quot;))*1" office:value-type="float" office:value="56290.1683" calcext:value-type="float">
            <text:p>5629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4" calcext:value-type="date">
            <text:p>2021-11-2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0]&amp;&quot;/&quot;&amp;TEXT([.B60];&quot;YYYY-MM-DD&quot;))*1" office:value-type="float" office:value="57172.54" calcext:value-type="float">
            <text:p>5717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6" calcext:value-type="date">
            <text:p>2021-11-2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1]&amp;&quot;/&quot;&amp;TEXT([.B61];&quot;YYYY-MM-DD&quot;))*1" office:value-type="float" office:value="53798.905" calcext:value-type="float">
            <text:p>5379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8" calcext:value-type="date">
            <text:p>2021-11-2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2]&amp;&quot;/&quot;&amp;TEXT([.B62];&quot;YYYY-MM-DD&quot;))*1" office:value-type="float" office:value="57319.5733" calcext:value-type="float">
            <text:p>5732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30" calcext:value-type="date">
            <text:p>2021-11-3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3]&amp;&quot;/&quot;&amp;TEXT([.B63];&quot;YYYY-MM-DD&quot;))*1" office:value-type="float" office:value="56974.035" calcext:value-type="float">
            <text:p>5697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2" calcext:value-type="date">
            <text:p>2021-12-0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4]&amp;&quot;/&quot;&amp;TEXT([.B64];&quot;YYYY-MM-DD&quot;))*1" office:value-type="float" office:value="56522.1483" calcext:value-type="float">
            <text:p>5652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4" calcext:value-type="date">
            <text:p>2021-12-0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5]&amp;&quot;/&quot;&amp;TEXT([.B65];&quot;YYYY-MM-DD&quot;))*1" office:value-type="float" office:value="49247.4233" calcext:value-type="float">
            <text:p>4924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6" calcext:value-type="date">
            <text:p>2021-12-0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6]&amp;&quot;/&quot;&amp;TEXT([.B66];&quot;YYYY-MM-DD&quot;))*1" office:value-type="float" office:value="50516.595" calcext:value-type="float">
            <text:p>5051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8" calcext:value-type="date">
            <text:p>2021-12-0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7]&amp;&quot;/&quot;&amp;TEXT([.B67];&quot;YYYY-MM-DD&quot;))*1" office:value-type="float" office:value="50510.235" calcext:value-type="float">
            <text:p>5051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0" calcext:value-type="date">
            <text:p>2021-12-1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8]&amp;&quot;/&quot;&amp;TEXT([.B68];&quot;YYYY-MM-DD&quot;))*1" office:value-type="float" office:value="47176.7617" calcext:value-type="float">
            <text:p>4717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2" calcext:value-type="date">
            <text:p>2021-12-1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9]&amp;&quot;/&quot;&amp;TEXT([.B69];&quot;YYYY-MM-DD&quot;))*1" office:value-type="float" office:value="50105.7917" calcext:value-type="float">
            <text:p>5010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4" calcext:value-type="date">
            <text:p>2021-12-1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0]&amp;&quot;/&quot;&amp;TEXT([.B70];&quot;YYYY-MM-DD&quot;))*1" office:value-type="float" office:value="48385.125" calcext:value-type="float">
            <text:p>4838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6" calcext:value-type="date">
            <text:p>2021-12-1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1]&amp;&quot;/&quot;&amp;TEXT([.B71];&quot;YYYY-MM-DD&quot;))*1" office:value-type="float" office:value="47645.4233" calcext:value-type="float">
            <text:p>4764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8" calcext:value-type="date">
            <text:p>2021-12-1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2]&amp;&quot;/&quot;&amp;TEXT([.B72];&quot;YYYY-MM-DD&quot;))*1" office:value-type="float" office:value="46863.7717" calcext:value-type="float">
            <text:p>4686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0" calcext:value-type="date">
            <text:p>2021-12-2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3]&amp;&quot;/&quot;&amp;TEXT([.B73];&quot;YYYY-MM-DD&quot;))*1" office:value-type="float" office:value="46913.6417" calcext:value-type="float">
            <text:p>4691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2" calcext:value-type="date">
            <text:p>2021-12-2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4]&amp;&quot;/&quot;&amp;TEXT([.B74];&quot;YYYY-MM-DD&quot;))*1" office:value-type="float" office:value="48620.5417" calcext:value-type="float">
            <text:p>4862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4" calcext:value-type="date">
            <text:p>2021-12-2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5]&amp;&quot;/&quot;&amp;TEXT([.B75];&quot;YYYY-MM-DD&quot;))*1" office:value-type="float" office:value="50831.9433" calcext:value-type="float">
            <text:p>5083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6" calcext:value-type="date">
            <text:p>2021-12-2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6]&amp;&quot;/&quot;&amp;TEXT([.B76];&quot;YYYY-MM-DD&quot;))*1" office:value-type="float" office:value="50796.875" calcext:value-type="float">
            <text:p>5079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8" calcext:value-type="date">
            <text:p>2021-12-2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7]&amp;&quot;/&quot;&amp;TEXT([.B77];&quot;YYYY-MM-DD&quot;))*1" office:value-type="float" office:value="47549.8233" calcext:value-type="float">
            <text:p>4755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30" calcext:value-type="date">
            <text:p>2021-12-3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8]&amp;&quot;/&quot;&amp;TEXT([.B78];&quot;YYYY-MM-DD&quot;))*1" office:value-type="float" office:value="47138.0417" calcext:value-type="float">
            <text:p>47138</text:p>
          </table:table-cell>
          <table:table-cell table:number-columns-repeated="9"/>
        </table:table-row>
        <table:table-row table:style-name="ro3" table:number-rows-repeated="104849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example-calls_EUR" table:style-name="ta1">
        <table:shapes>
          <draw:frame draw:z-index="0" draw:style-name="gr1" draw:text-style-name="P1" svg:width="190.98mm" svg:height="79.83mm" svg:x="141.41mm" svg:y="28.89mm">
            <draw:object draw:notify-on-update-of-ranges="'example-calls_EUR'.B4:'example-calls_EUR'.B29 'example-calls_EUR'.C4:'example-calls_EUR'.C29 'example-calls_EUR'.D4:'example-calls_EUR'.D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1.04mm" svg:height="75.61mm" svg:x="141.21mm" svg:y="122.73mm">
            <draw:object draw:notify-on-update-of-ranges="'example-calls_EUR'.B4:'example-calls_EUR'.B29 'example-calls_EUR'.E3:'example-calls_EUR'.E3 'example-calls_EUR'.E4:'example-calls_EUR'.E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4" table:default-cell-style-name="ce9"/>
        <table:table-column table:style-name="co6" table:number-columns-repeated="10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<text:span text:style-name="T1"><text:a xlink:href="http://localhost:8080/" xlink:type="simple">http://localhost:8080</text:a></text:span></text:p>
          </table:table-cell>
          <table:covered-table-cell/>
          <table:table-cell table:style-name="ce7" table:formula="of:=COM.MICROSOFT.WEBSERVICE([.D1])*1" office:value-type="float" office:value="41975.73668999" calcext:value-type="float">
            <text:p>41975.7</text:p>
          </table:table-cell>
          <table:table-cell table:style-name="ce26" table:formula="of:=[.A1]&amp;&quot;/price/btceur/2022-01-01&quot;" office:value-type="string" office:string-value="http://localhost:8080/price/btceur/2022-01-01" calcext:value-type="string" table:number-columns-spanned="10" table:number-rows-spanned="1">
            <text:p>http://localhost:8080/price/btceur/2022-01-01</text:p>
          </table:table-cell>
          <table:covered-table-cell table:number-columns-repeated="9"/>
        </table:table-row>
        <table:table-row table:style-name="ro4">
          <table:table-cell table:style-name="ce10"/>
          <table:table-cell/>
          <table:table-cell table:style-name="ce7"/>
          <table:table-cell table:number-columns-repeated="10"/>
        </table:table-row>
        <table:table-row table:style-name="ro5">
          <table:table-cell/>
          <table:table-cell table:style-name="ce2" office:value-type="string" calcext:value-type="string">
            <text:p>date</text:p>
          </table:table-cell>
          <table:table-cell table:style-name="ce22" office:value-type="string" calcext:value-type="string">
            <text:p>btcusd</text:p>
          </table:table-cell>
          <table:table-cell table:style-name="ce2" office:value-type="string" calcext:value-type="string">
            <text:p>btceur</text:p>
          </table:table-cell>
          <table:table-cell table:style-name="ce2" office:value-type="string" calcext:value-type="string">
            <text:p>usdeur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1-01" calcext:value-type="date">
            <text:p>2020-01-01</text:p>
          </table:table-cell>
          <table:table-cell table:formula="of:=COM.MICROSOFT.WEBSERVICE([.$A$1]&amp;&quot;/price/&quot;&amp;[.C$3]&amp;&quot;/&quot;&amp;TEXT([.B4];&quot;YYYY-MM-DD&quot;))*1" office:value-type="float" office:value="7188.4633" calcext:value-type="float">
            <text:p>7188</text:p>
          </table:table-cell>
          <table:table-cell table:style-name="ce9" table:formula="of:=COM.MICROSOFT.WEBSERVICE([.$A$1]&amp;&quot;/price/&quot;&amp;[.D$3]&amp;&quot;/&quot;&amp;TEXT([.B4];&quot;YYYY-MM-DD&quot;))*1" office:value-type="float" office:value="6407.4223855284" calcext:value-type="float">
            <text:p>6407</text:p>
          </table:table-cell>
          <table:table-cell table:style-name="ce23" table:formula="of:=COM.MICROSOFT.WEBSERVICE([.$A$1]&amp;&quot;/price/&quot;&amp;[.E$3]&amp;&quot;/&quot;&amp;TEXT([.B4];&quot;YYYY-MM-DD&quot;))*1" office:value-type="float" office:value="0.891348" calcext:value-type="float">
            <text:p>0.891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2-01" calcext:value-type="date">
            <text:p>2020-02-01</text:p>
          </table:table-cell>
          <table:table-cell table:formula="of:=COM.MICROSOFT.WEBSERVICE([.$A$1]&amp;&quot;/price/&quot;&amp;[.C$3]&amp;&quot;/&quot;&amp;TEXT([.B5];&quot;YYYY-MM-DD&quot;))*1" office:value-type="float" office:value="9388.6617" calcext:value-type="float">
            <text:p>9389</text:p>
          </table:table-cell>
          <table:table-cell table:style-name="ce9" table:formula="of:=COM.MICROSOFT.WEBSERVICE([.$A$1]&amp;&quot;/price/&quot;&amp;[.D$3]&amp;&quot;/&quot;&amp;TEXT([.B5];&quot;YYYY-MM-DD&quot;))*1" office:value-type="float" office:value="8462.6016645588" calcext:value-type="float">
            <text:p>8463</text:p>
          </table:table-cell>
          <table:table-cell table:style-name="ce23" table:formula="of:=COM.MICROSOFT.WEBSERVICE([.$A$1]&amp;&quot;/price/&quot;&amp;[.E$3]&amp;&quot;/&quot;&amp;TEXT([.B5];&quot;YYYY-MM-DD&quot;))*1" office:value-type="float" office:value="0.901364" calcext:value-type="float">
            <text:p>0.901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3-01" calcext:value-type="date">
            <text:p>2020-03-01</text:p>
          </table:table-cell>
          <table:table-cell table:formula="of:=COM.MICROSOFT.WEBSERVICE([.$A$1]&amp;&quot;/price/&quot;&amp;[.C$3]&amp;&quot;/&quot;&amp;TEXT([.B6];&quot;YYYY-MM-DD&quot;))*1" office:value-type="float" office:value="8540.2567" calcext:value-type="float">
            <text:p>8540</text:p>
          </table:table-cell>
          <table:table-cell table:style-name="ce9" table:formula="of:=COM.MICROSOFT.WEBSERVICE([.$A$1]&amp;&quot;/price/&quot;&amp;[.D$3]&amp;&quot;/&quot;&amp;TEXT([.B6];&quot;YYYY-MM-DD&quot;))*1" office:value-type="float" office:value="7728.1807709104" calcext:value-type="float">
            <text:p>7728</text:p>
          </table:table-cell>
          <table:table-cell table:style-name="ce23" table:formula="of:=COM.MICROSOFT.WEBSERVICE([.$A$1]&amp;&quot;/price/&quot;&amp;[.E$3]&amp;&quot;/&quot;&amp;TEXT([.B6];&quot;YYYY-MM-DD&quot;))*1" office:value-type="float" office:value="0.904912" calcext:value-type="float">
            <text:p>0.905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4-01" calcext:value-type="date">
            <text:p>2020-04-01</text:p>
          </table:table-cell>
          <table:table-cell table:formula="of:=COM.MICROSOFT.WEBSERVICE([.$A$1]&amp;&quot;/price/&quot;&amp;[.C$3]&amp;&quot;/&quot;&amp;TEXT([.B7];&quot;YYYY-MM-DD&quot;))*1" office:value-type="float" office:value="6671.95" calcext:value-type="float">
            <text:p>6672</text:p>
          </table:table-cell>
          <table:table-cell table:style-name="ce9" table:formula="of:=COM.MICROSOFT.WEBSERVICE([.$A$1]&amp;&quot;/price/&quot;&amp;[.D$3]&amp;&quot;/&quot;&amp;TEXT([.B7];&quot;YYYY-MM-DD&quot;))*1" office:value-type="float" office:value="6092.19090475" calcext:value-type="float">
            <text:p>6092</text:p>
          </table:table-cell>
          <table:table-cell table:style-name="ce23" table:formula="of:=COM.MICROSOFT.WEBSERVICE([.$A$1]&amp;&quot;/price/&quot;&amp;[.E$3]&amp;&quot;/&quot;&amp;TEXT([.B7];&quot;YYYY-MM-DD&quot;))*1" office:value-type="float" office:value="0.913105" calcext:value-type="float">
            <text:p>0.91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5-01" calcext:value-type="date">
            <text:p>2020-05-01</text:p>
          </table:table-cell>
          <table:table-cell table:formula="of:=COM.MICROSOFT.WEBSERVICE([.$A$1]&amp;&quot;/price/&quot;&amp;[.C$3]&amp;&quot;/&quot;&amp;TEXT([.B8];&quot;YYYY-MM-DD&quot;))*1" office:value-type="float" office:value="8771.5725" calcext:value-type="float">
            <text:p>8772</text:p>
          </table:table-cell>
          <table:table-cell table:style-name="ce9" table:formula="of:=COM.MICROSOFT.WEBSERVICE([.$A$1]&amp;&quot;/price/&quot;&amp;[.D$3]&amp;&quot;/&quot;&amp;TEXT([.B8];&quot;YYYY-MM-DD&quot;))*1" office:value-type="float" office:value="7906.9498271025" calcext:value-type="float">
            <text:p>7907</text:p>
          </table:table-cell>
          <table:table-cell table:style-name="ce23" table:formula="of:=COM.MICROSOFT.WEBSERVICE([.$A$1]&amp;&quot;/price/&quot;&amp;[.E$3]&amp;&quot;/&quot;&amp;TEXT([.B8];&quot;YYYY-MM-DD&quot;))*1" office:value-type="float" office:value="0.901429" calcext:value-type="float">
            <text:p>0.901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6-01" calcext:value-type="date">
            <text:p>2020-06-01</text:p>
          </table:table-cell>
          <table:table-cell table:formula="of:=COM.MICROSOFT.WEBSERVICE([.$A$1]&amp;&quot;/price/&quot;&amp;[.C$3]&amp;&quot;/&quot;&amp;TEXT([.B9];&quot;YYYY-MM-DD&quot;))*1" office:value-type="float" office:value="9564.95" calcext:value-type="float">
            <text:p>9565</text:p>
          </table:table-cell>
          <table:table-cell table:style-name="ce9" table:formula="of:=COM.MICROSOFT.WEBSERVICE([.$A$1]&amp;&quot;/price/&quot;&amp;[.D$3]&amp;&quot;/&quot;&amp;TEXT([.B9];&quot;YYYY-MM-DD&quot;))*1" office:value-type="float" office:value="8597.359658" calcext:value-type="float">
            <text:p>8597</text:p>
          </table:table-cell>
          <table:table-cell table:style-name="ce23" table:formula="of:=COM.MICROSOFT.WEBSERVICE([.$A$1]&amp;&quot;/price/&quot;&amp;[.E$3]&amp;&quot;/&quot;&amp;TEXT([.B9];&quot;YYYY-MM-DD&quot;))*1" office:value-type="float" office:value="0.89884" calcext:value-type="float">
            <text:p>0.89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7-01" calcext:value-type="date">
            <text:p>2020-07-01</text:p>
          </table:table-cell>
          <table:table-cell table:formula="of:=COM.MICROSOFT.WEBSERVICE([.$A$1]&amp;&quot;/price/&quot;&amp;[.C$3]&amp;&quot;/&quot;&amp;TEXT([.B10];&quot;YYYY-MM-DD&quot;))*1" office:value-type="float" office:value="9153.95" calcext:value-type="float">
            <text:p>9154</text:p>
          </table:table-cell>
          <table:table-cell table:style-name="ce9" table:formula="of:=COM.MICROSOFT.WEBSERVICE([.$A$1]&amp;&quot;/price/&quot;&amp;[.D$3]&amp;&quot;/&quot;&amp;TEXT([.B10];&quot;YYYY-MM-DD&quot;))*1" office:value-type="float" office:value="8135.8293731" calcext:value-type="float">
            <text:p>8136</text:p>
          </table:table-cell>
          <table:table-cell table:style-name="ce23" table:formula="of:=COM.MICROSOFT.WEBSERVICE([.$A$1]&amp;&quot;/price/&quot;&amp;[.E$3]&amp;&quot;/&quot;&amp;TEXT([.B10];&quot;YYYY-MM-DD&quot;))*1" office:value-type="float" office:value="0.888778" calcext:value-type="float">
            <text:p>0.88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8-01" calcext:value-type="date">
            <text:p>2020-08-01</text:p>
          </table:table-cell>
          <table:table-cell table:formula="of:=COM.MICROSOFT.WEBSERVICE([.$A$1]&amp;&quot;/price/&quot;&amp;[.C$3]&amp;&quot;/&quot;&amp;TEXT([.B11];&quot;YYYY-MM-DD&quot;))*1" office:value-type="float" office:value="11354.1567" calcext:value-type="float">
            <text:p>11354</text:p>
          </table:table-cell>
          <table:table-cell table:style-name="ce9" table:formula="of:=COM.MICROSOFT.WEBSERVICE([.$A$1]&amp;&quot;/price/&quot;&amp;[.D$3]&amp;&quot;/&quot;&amp;TEXT([.B11];&quot;YYYY-MM-DD&quot;))*1" office:value-type="float" office:value="9639.4860176361" calcext:value-type="float">
            <text:p>9639</text:p>
          </table:table-cell>
          <table:table-cell table:style-name="ce23" table:formula="of:=COM.MICROSOFT.WEBSERVICE([.$A$1]&amp;&quot;/price/&quot;&amp;[.E$3]&amp;&quot;/&quot;&amp;TEXT([.B11];&quot;YYYY-MM-DD&quot;))*1" office:value-type="float" office:value="0.848983" calcext:value-type="float">
            <text:p>0.84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9-01" calcext:value-type="date">
            <text:p>2020-09-01</text:p>
          </table:table-cell>
          <table:table-cell table:formula="of:=COM.MICROSOFT.WEBSERVICE([.$A$1]&amp;&quot;/price/&quot;&amp;[.C$3]&amp;&quot;/&quot;&amp;TEXT([.B12];&quot;YYYY-MM-DD&quot;))*1" office:value-type="float" office:value="11964.2087" calcext:value-type="float">
            <text:p>11964</text:p>
          </table:table-cell>
          <table:table-cell table:style-name="ce9" table:formula="of:=COM.MICROSOFT.WEBSERVICE([.$A$1]&amp;&quot;/price/&quot;&amp;[.D$3]&amp;&quot;/&quot;&amp;TEXT([.B12];&quot;YYYY-MM-DD&quot;))*1" office:value-type="float" office:value="10034.8484408293" calcext:value-type="float">
            <text:p>10035</text:p>
          </table:table-cell>
          <table:table-cell table:style-name="ce23" table:formula="of:=COM.MICROSOFT.WEBSERVICE([.$A$1]&amp;&quot;/price/&quot;&amp;[.E$3]&amp;&quot;/&quot;&amp;TEXT([.B12];&quot;YYYY-MM-DD&quot;))*1" office:value-type="float" office:value="0.838739" calcext:value-type="float">
            <text:p>0.83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10-01" calcext:value-type="date">
            <text:p>2020-10-01</text:p>
          </table:table-cell>
          <table:table-cell table:formula="of:=COM.MICROSOFT.WEBSERVICE([.$A$1]&amp;&quot;/price/&quot;&amp;[.C$3]&amp;&quot;/&quot;&amp;TEXT([.B13];&quot;YYYY-MM-DD&quot;))*1" office:value-type="float" office:value="10626.601" calcext:value-type="float">
            <text:p>10627</text:p>
          </table:table-cell>
          <table:table-cell table:style-name="ce9" table:formula="of:=COM.MICROSOFT.WEBSERVICE([.$A$1]&amp;&quot;/price/&quot;&amp;[.D$3]&amp;&quot;/&quot;&amp;TEXT([.B13];&quot;YYYY-MM-DD&quot;))*1" office:value-type="float" office:value="9048.497618495" calcext:value-type="float">
            <text:p>9048</text:p>
          </table:table-cell>
          <table:table-cell table:style-name="ce23" table:formula="of:=COM.MICROSOFT.WEBSERVICE([.$A$1]&amp;&quot;/price/&quot;&amp;[.E$3]&amp;&quot;/&quot;&amp;TEXT([.B13];&quot;YYYY-MM-DD&quot;))*1" office:value-type="float" office:value="0.851495" calcext:value-type="float">
            <text:p>0.851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11-01" calcext:value-type="date">
            <text:p>2020-11-01</text:p>
          </table:table-cell>
          <table:table-cell table:formula="of:=COM.MICROSOFT.WEBSERVICE([.$A$1]&amp;&quot;/price/&quot;&amp;[.C$3]&amp;&quot;/&quot;&amp;TEXT([.B14];&quot;YYYY-MM-DD&quot;))*1" office:value-type="float" office:value="13762.97" calcext:value-type="float">
            <text:p>13763</text:p>
          </table:table-cell>
          <table:table-cell table:style-name="ce9" table:formula="of:=COM.MICROSOFT.WEBSERVICE([.$A$1]&amp;&quot;/price/&quot;&amp;[.D$3]&amp;&quot;/&quot;&amp;TEXT([.B14];&quot;YYYY-MM-DD&quot;))*1" office:value-type="float" office:value="11822.03339278" calcext:value-type="float">
            <text:p>11822</text:p>
          </table:table-cell>
          <table:table-cell table:style-name="ce23" table:formula="of:=COM.MICROSOFT.WEBSERVICE([.$A$1]&amp;&quot;/price/&quot;&amp;[.E$3]&amp;&quot;/&quot;&amp;TEXT([.B14];&quot;YYYY-MM-DD&quot;))*1" office:value-type="float" office:value="0.858974" calcext:value-type="float">
            <text:p>0.85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12-01" calcext:value-type="date">
            <text:p>2020-12-01</text:p>
          </table:table-cell>
          <table:table-cell table:formula="of:=COM.MICROSOFT.WEBSERVICE([.$A$1]&amp;&quot;/price/&quot;&amp;[.C$3]&amp;&quot;/&quot;&amp;TEXT([.B15];&quot;YYYY-MM-DD&quot;))*1" office:value-type="float" office:value="18795.1967" calcext:value-type="float">
            <text:p>18795</text:p>
          </table:table-cell>
          <table:table-cell table:style-name="ce9" table:formula="of:=COM.MICROSOFT.WEBSERVICE([.$A$1]&amp;&quot;/price/&quot;&amp;[.D$3]&amp;&quot;/&quot;&amp;TEXT([.B15];&quot;YYYY-MM-DD&quot;))*1" office:value-type="float" office:value="15570.7867301315" calcext:value-type="float">
            <text:p>15571</text:p>
          </table:table-cell>
          <table:table-cell table:style-name="ce23" table:formula="of:=COM.MICROSOFT.WEBSERVICE([.$A$1]&amp;&quot;/price/&quot;&amp;[.E$3]&amp;&quot;/&quot;&amp;TEXT([.B15];&quot;YYYY-MM-DD&quot;))*1" office:value-type="float" office:value="0.828445" calcext:value-type="float">
            <text:p>0.828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1-01" calcext:value-type="date">
            <text:p>2021-01-01</text:p>
          </table:table-cell>
          <table:table-cell table:formula="of:=COM.MICROSOFT.WEBSERVICE([.$A$1]&amp;&quot;/price/&quot;&amp;[.C$3]&amp;&quot;/&quot;&amp;TEXT([.B16];&quot;YYYY-MM-DD&quot;))*1" office:value-type="float" office:value="29391.775" calcext:value-type="float">
            <text:p>29392</text:p>
          </table:table-cell>
          <table:table-cell table:style-name="ce9" table:formula="of:=COM.MICROSOFT.WEBSERVICE([.$A$1]&amp;&quot;/price/&quot;&amp;[.D$3]&amp;&quot;/&quot;&amp;TEXT([.B16];&quot;YYYY-MM-DD&quot;))*1" office:value-type="float" office:value="24180.054848775" calcext:value-type="float">
            <text:p>24180</text:p>
          </table:table-cell>
          <table:table-cell table:style-name="ce23" table:formula="of:=COM.MICROSOFT.WEBSERVICE([.$A$1]&amp;&quot;/price/&quot;&amp;[.E$3]&amp;&quot;/&quot;&amp;TEXT([.B16];&quot;YYYY-MM-DD&quot;))*1" office:value-type="float" office:value="0.822681" calcext:value-type="float">
            <text:p>0.82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2-01" calcext:value-type="date">
            <text:p>2021-02-01</text:p>
          </table:table-cell>
          <table:table-cell table:formula="of:=COM.MICROSOFT.WEBSERVICE([.$A$1]&amp;&quot;/price/&quot;&amp;[.C$3]&amp;&quot;/&quot;&amp;TEXT([.B17];&quot;YYYY-MM-DD&quot;))*1" office:value-type="float" office:value="33543.77" calcext:value-type="float">
            <text:p>33544</text:p>
          </table:table-cell>
          <table:table-cell table:style-name="ce9" table:formula="of:=COM.MICROSOFT.WEBSERVICE([.$A$1]&amp;&quot;/price/&quot;&amp;[.D$3]&amp;&quot;/&quot;&amp;TEXT([.B17];&quot;YYYY-MM-DD&quot;))*1" office:value-type="float" office:value="27795.87729165" calcext:value-type="float">
            <text:p>27796</text:p>
          </table:table-cell>
          <table:table-cell table:style-name="ce23" table:formula="of:=COM.MICROSOFT.WEBSERVICE([.$A$1]&amp;&quot;/price/&quot;&amp;[.E$3]&amp;&quot;/&quot;&amp;TEXT([.B17];&quot;YYYY-MM-DD&quot;))*1" office:value-type="float" office:value="0.828645" calcext:value-type="float">
            <text:p>0.82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3-01" calcext:value-type="date">
            <text:p>2021-03-01</text:p>
          </table:table-cell>
          <table:table-cell table:formula="of:=COM.MICROSOFT.WEBSERVICE([.$A$1]&amp;&quot;/price/&quot;&amp;[.C$3]&amp;&quot;/&quot;&amp;TEXT([.B18];&quot;YYYY-MM-DD&quot;))*1" office:value-type="float" office:value="49619.6433" calcext:value-type="float">
            <text:p>49620</text:p>
          </table:table-cell>
          <table:table-cell table:style-name="ce9" table:formula="of:=COM.MICROSOFT.WEBSERVICE([.$A$1]&amp;&quot;/price/&quot;&amp;[.D$3]&amp;&quot;/&quot;&amp;TEXT([.B18];&quot;YYYY-MM-DD&quot;))*1" office:value-type="float" office:value="41182.5672514845" calcext:value-type="float">
            <text:p>41183</text:p>
          </table:table-cell>
          <table:table-cell table:style-name="ce23" table:formula="of:=COM.MICROSOFT.WEBSERVICE([.$A$1]&amp;&quot;/price/&quot;&amp;[.E$3]&amp;&quot;/&quot;&amp;TEXT([.B18];&quot;YYYY-MM-DD&quot;))*1" office:value-type="float" office:value="0.829965" calcext:value-type="float">
            <text:p>0.830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4-01" calcext:value-type="date">
            <text:p>2021-04-01</text:p>
          </table:table-cell>
          <table:table-cell table:formula="of:=COM.MICROSOFT.WEBSERVICE([.$A$1]&amp;&quot;/price/&quot;&amp;[.C$3]&amp;&quot;/&quot;&amp;TEXT([.B19];&quot;YYYY-MM-DD&quot;))*1" office:value-type="float" office:value="58726.6833" calcext:value-type="float">
            <text:p>58727</text:p>
          </table:table-cell>
          <table:table-cell table:style-name="ce9" table:formula="of:=COM.MICROSOFT.WEBSERVICE([.$A$1]&amp;&quot;/price/&quot;&amp;[.D$3]&amp;&quot;/&quot;&amp;TEXT([.B19];&quot;YYYY-MM-DD&quot;))*1" office:value-type="float" office:value="49858.9541217" calcext:value-type="float">
            <text:p>49859</text:p>
          </table:table-cell>
          <table:table-cell table:style-name="ce23" table:formula="of:=COM.MICROSOFT.WEBSERVICE([.$A$1]&amp;&quot;/price/&quot;&amp;[.E$3]&amp;&quot;/&quot;&amp;TEXT([.B19];&quot;YYYY-MM-DD&quot;))*1" office:value-type="float" office:value="0.849" calcext:value-type="float">
            <text:p>0.84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5-01" calcext:value-type="date">
            <text:p>2021-05-01</text:p>
          </table:table-cell>
          <table:table-cell table:formula="of:=COM.MICROSOFT.WEBSERVICE([.$A$1]&amp;&quot;/price/&quot;&amp;[.C$3]&amp;&quot;/&quot;&amp;TEXT([.B20];&quot;YYYY-MM-DD&quot;))*1" office:value-type="float" office:value="57836.0067" calcext:value-type="float">
            <text:p>57836</text:p>
          </table:table-cell>
          <table:table-cell table:style-name="ce9" table:formula="of:=COM.MICROSOFT.WEBSERVICE([.$A$1]&amp;&quot;/price/&quot;&amp;[.D$3]&amp;&quot;/&quot;&amp;TEXT([.B20];&quot;YYYY-MM-DD&quot;))*1" office:value-type="float" office:value="48116.665774065" calcext:value-type="float">
            <text:p>48117</text:p>
          </table:table-cell>
          <table:table-cell table:style-name="ce23" table:formula="of:=COM.MICROSOFT.WEBSERVICE([.$A$1]&amp;&quot;/price/&quot;&amp;[.E$3]&amp;&quot;/&quot;&amp;TEXT([.B20];&quot;YYYY-MM-DD&quot;))*1" office:value-type="float" office:value="0.83195" calcext:value-type="float">
            <text:p>0.832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6-01" calcext:value-type="date">
            <text:p>2021-06-01</text:p>
          </table:table-cell>
          <table:table-cell table:formula="of:=COM.MICROSOFT.WEBSERVICE([.$A$1]&amp;&quot;/price/&quot;&amp;[.C$3]&amp;&quot;/&quot;&amp;TEXT([.B21];&quot;YYYY-MM-DD&quot;))*1" office:value-type="float" office:value="36681.7417" calcext:value-type="float">
            <text:p>36682</text:p>
          </table:table-cell>
          <table:table-cell table:style-name="ce9" table:formula="of:=COM.MICROSOFT.WEBSERVICE([.$A$1]&amp;&quot;/price/&quot;&amp;[.D$3]&amp;&quot;/&quot;&amp;TEXT([.B21];&quot;YYYY-MM-DD&quot;))*1" office:value-type="float" office:value="30023.9322179666" calcext:value-type="float">
            <text:p>30024</text:p>
          </table:table-cell>
          <table:table-cell table:style-name="ce23" table:formula="of:=COM.MICROSOFT.WEBSERVICE([.$A$1]&amp;&quot;/price/&quot;&amp;[.E$3]&amp;&quot;/&quot;&amp;TEXT([.B21];&quot;YYYY-MM-DD&quot;))*1" office:value-type="float" office:value="0.818498" calcext:value-type="float">
            <text:p>0.818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7-01" calcext:value-type="date">
            <text:p>2021-07-01</text:p>
          </table:table-cell>
          <table:table-cell table:formula="of:=COM.MICROSOFT.WEBSERVICE([.$A$1]&amp;&quot;/price/&quot;&amp;[.C$3]&amp;&quot;/&quot;&amp;TEXT([.B22];&quot;YYYY-MM-DD&quot;))*1" office:value-type="float" office:value="33524.9833" calcext:value-type="float">
            <text:p>33525</text:p>
          </table:table-cell>
          <table:table-cell table:style-name="ce9" table:formula="of:=COM.MICROSOFT.WEBSERVICE([.$A$1]&amp;&quot;/price/&quot;&amp;[.D$3]&amp;&quot;/&quot;&amp;TEXT([.B22];&quot;YYYY-MM-DD&quot;))*1" office:value-type="float" office:value="28301.1539271773" calcext:value-type="float">
            <text:p>28301</text:p>
          </table:table-cell>
          <table:table-cell table:style-name="ce23" table:formula="of:=COM.MICROSOFT.WEBSERVICE([.$A$1]&amp;&quot;/price/&quot;&amp;[.E$3]&amp;&quot;/&quot;&amp;TEXT([.B22];&quot;YYYY-MM-DD&quot;))*1" office:value-type="float" office:value="0.844181" calcext:value-type="float">
            <text:p>0.844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8-01" calcext:value-type="date">
            <text:p>2021-08-01</text:p>
          </table:table-cell>
          <table:table-cell table:formula="of:=COM.MICROSOFT.WEBSERVICE([.$A$1]&amp;&quot;/price/&quot;&amp;[.C$3]&amp;&quot;/&quot;&amp;TEXT([.B23];&quot;YYYY-MM-DD&quot;))*1" office:value-type="float" office:value="39882.385" calcext:value-type="float">
            <text:p>39882</text:p>
          </table:table-cell>
          <table:table-cell table:style-name="ce9" table:formula="of:=COM.MICROSOFT.WEBSERVICE([.$A$1]&amp;&quot;/price/&quot;&amp;[.D$3]&amp;&quot;/&quot;&amp;TEXT([.B23];&quot;YYYY-MM-DD&quot;))*1" office:value-type="float" office:value="33609.803134355" calcext:value-type="float">
            <text:p>33610</text:p>
          </table:table-cell>
          <table:table-cell table:style-name="ce23" table:formula="of:=COM.MICROSOFT.WEBSERVICE([.$A$1]&amp;&quot;/price/&quot;&amp;[.E$3]&amp;&quot;/&quot;&amp;TEXT([.B23];&quot;YYYY-MM-DD&quot;))*1" office:value-type="float" office:value="0.842723" calcext:value-type="float">
            <text:p>0.84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9-01" calcext:value-type="date">
            <text:p>2021-09-01</text:p>
          </table:table-cell>
          <table:table-cell table:formula="of:=COM.MICROSOFT.WEBSERVICE([.$A$1]&amp;&quot;/price/&quot;&amp;[.C$3]&amp;&quot;/&quot;&amp;TEXT([.B24];&quot;YYYY-MM-DD&quot;))*1" office:value-type="float" office:value="48840.9633" calcext:value-type="float">
            <text:p>48841</text:p>
          </table:table-cell>
          <table:table-cell table:style-name="ce9" table:formula="of:=COM.MICROSOFT.WEBSERVICE([.$A$1]&amp;&quot;/price/&quot;&amp;[.D$3]&amp;&quot;/&quot;&amp;TEXT([.B24];&quot;YYYY-MM-DD&quot;))*1" office:value-type="float" office:value="41245.6074152904" calcext:value-type="float">
            <text:p>41246</text:p>
          </table:table-cell>
          <table:table-cell table:style-name="ce23" table:formula="of:=COM.MICROSOFT.WEBSERVICE([.$A$1]&amp;&quot;/price/&quot;&amp;[.E$3]&amp;&quot;/&quot;&amp;TEXT([.B24];&quot;YYYY-MM-DD&quot;))*1" office:value-type="float" office:value="0.844488" calcext:value-type="float">
            <text:p>0.844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10-01" calcext:value-type="date">
            <text:p>2021-10-01</text:p>
          </table:table-cell>
          <table:table-cell table:formula="of:=COM.MICROSOFT.WEBSERVICE([.$A$1]&amp;&quot;/price/&quot;&amp;[.C$3]&amp;&quot;/&quot;&amp;TEXT([.B25];&quot;YYYY-MM-DD&quot;))*1" office:value-type="float" office:value="48162.7067" calcext:value-type="float">
            <text:p>48163</text:p>
          </table:table-cell>
          <table:table-cell table:style-name="ce9" table:formula="of:=COM.MICROSOFT.WEBSERVICE([.$A$1]&amp;&quot;/price/&quot;&amp;[.D$3]&amp;&quot;/&quot;&amp;TEXT([.B25];&quot;YYYY-MM-DD&quot;))*1" office:value-type="float" office:value="41541.2496201773" calcext:value-type="float">
            <text:p>41541</text:p>
          </table:table-cell>
          <table:table-cell table:style-name="ce23" table:formula="of:=COM.MICROSOFT.WEBSERVICE([.$A$1]&amp;&quot;/price/&quot;&amp;[.E$3]&amp;&quot;/&quot;&amp;TEXT([.B25];&quot;YYYY-MM-DD&quot;))*1" office:value-type="float" office:value="0.862519" calcext:value-type="float">
            <text:p>0.86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11-01" calcext:value-type="date">
            <text:p>2021-11-01</text:p>
          </table:table-cell>
          <table:table-cell table:formula="of:=COM.MICROSOFT.WEBSERVICE([.$A$1]&amp;&quot;/price/&quot;&amp;[.C$3]&amp;&quot;/&quot;&amp;TEXT([.B26];&quot;YYYY-MM-DD&quot;))*1" office:value-type="float" office:value="60955.7683" calcext:value-type="float">
            <text:p>60956</text:p>
          </table:table-cell>
          <table:table-cell table:style-name="ce9" table:formula="of:=COM.MICROSOFT.WEBSERVICE([.$A$1]&amp;&quot;/price/&quot;&amp;[.D$3]&amp;&quot;/&quot;&amp;TEXT([.B26];&quot;YYYY-MM-DD&quot;))*1" office:value-type="float" office:value="52550.0288071983" calcext:value-type="float">
            <text:p>52550</text:p>
          </table:table-cell>
          <table:table-cell table:style-name="ce23" table:formula="of:=COM.MICROSOFT.WEBSERVICE([.$A$1]&amp;&quot;/price/&quot;&amp;[.E$3]&amp;&quot;/&quot;&amp;TEXT([.B26];&quot;YYYY-MM-DD&quot;))*1" office:value-type="float" office:value="0.862101" calcext:value-type="float">
            <text:p>0.862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12-01" calcext:value-type="date">
            <text:p>2021-12-01</text:p>
          </table:table-cell>
          <table:table-cell table:formula="of:=COM.MICROSOFT.WEBSERVICE([.$A$1]&amp;&quot;/price/&quot;&amp;[.C$3]&amp;&quot;/&quot;&amp;TEXT([.B27];&quot;YYYY-MM-DD&quot;))*1" office:value-type="float" office:value="57238.6217" calcext:value-type="float">
            <text:p>57239</text:p>
          </table:table-cell>
          <table:table-cell table:style-name="ce9" table:formula="of:=COM.MICROSOFT.WEBSERVICE([.$A$1]&amp;&quot;/price/&quot;&amp;[.D$3]&amp;&quot;/&quot;&amp;TEXT([.B27];&quot;YYYY-MM-DD&quot;))*1" office:value-type="float" office:value="50568.3761588122" calcext:value-type="float">
            <text:p>50568</text:p>
          </table:table-cell>
          <table:table-cell table:style-name="ce23" table:formula="of:=COM.MICROSOFT.WEBSERVICE([.$A$1]&amp;&quot;/price/&quot;&amp;[.E$3]&amp;&quot;/&quot;&amp;TEXT([.B27];&quot;YYYY-MM-DD&quot;))*1" office:value-type="float" office:value="0.883466" calcext:value-type="float">
            <text:p>0.88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2-01-01" calcext:value-type="date">
            <text:p>2022-01-01</text:p>
          </table:table-cell>
          <table:table-cell table:formula="of:=COM.MICROSOFT.WEBSERVICE([.$A$1]&amp;&quot;/price/&quot;&amp;[.C$3]&amp;&quot;/&quot;&amp;TEXT([.B28];&quot;YYYY-MM-DD&quot;))*1" office:value-type="float" office:value="47742.995" calcext:value-type="float">
            <text:p>47743</text:p>
          </table:table-cell>
          <table:table-cell table:style-name="ce9" table:formula="of:=COM.MICROSOFT.WEBSERVICE([.$A$1]&amp;&quot;/price/&quot;&amp;[.D$3]&amp;&quot;/&quot;&amp;TEXT([.B28];&quot;YYYY-MM-DD&quot;))*1" office:value-type="float" office:value="41975.73668999" calcext:value-type="float">
            <text:p>41976</text:p>
          </table:table-cell>
          <table:table-cell table:style-name="ce23" table:formula="of:=COM.MICROSOFT.WEBSERVICE([.$A$1]&amp;&quot;/price/&quot;&amp;[.E$3]&amp;&quot;/&quot;&amp;TEXT([.B28];&quot;YYYY-MM-DD&quot;))*1" office:value-type="float" office:value="0.879202" calcext:value-type="float">
            <text:p>0.87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2-02-01" calcext:value-type="date">
            <text:p>2022-02-01</text:p>
          </table:table-cell>
          <table:table-cell table:formula="of:=COM.MICROSOFT.WEBSERVICE([.$A$1]&amp;&quot;/price/&quot;&amp;[.C$3]&amp;&quot;/&quot;&amp;TEXT([.B29];&quot;YYYY-MM-DD&quot;))*1" office:value-type="float" office:value="38718.8067" calcext:value-type="float">
            <text:p>38719</text:p>
          </table:table-cell>
          <table:table-cell table:style-name="ce9" table:formula="of:=COM.MICROSOFT.WEBSERVICE([.$A$1]&amp;&quot;/price/&quot;&amp;[.D$3]&amp;&quot;/&quot;&amp;TEXT([.B29];&quot;YYYY-MM-DD&quot;))*1" office:value-type="float" office:value="34345.517483235" calcext:value-type="float">
            <text:p>34346</text:p>
          </table:table-cell>
          <table:table-cell table:style-name="ce23" table:formula="of:=COM.MICROSOFT.WEBSERVICE([.$A$1]&amp;&quot;/price/&quot;&amp;[.E$3]&amp;&quot;/&quot;&amp;TEXT([.B29];&quot;YYYY-MM-DD&quot;))*1" office:value-type="float" office:value="0.88705" calcext:value-type="float">
            <text:p>0.887</text:p>
          </table:table-cell>
          <table:table-cell table:number-columns-repeated="8"/>
        </table:table-row>
        <table:table-row table:style-name="ro3" table:number-rows-repeated="1048546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9:51:48.130967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21:36:42.033188569</meta:creation-date>
    <meta:editing-cycles>0</meta:editing-cycles>
    <meta:editing-duration>P0D</meta:editing-duration>
    <meta:generator>LibreOffice/6.1.5.2$Linux_X86_64 LibreOffice_project/10$Build-2</meta:generator>
    <meta:document-statistic meta:table-count="2" meta:cell-count="3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99cm" svg:height="12.923cm" xlink:href=".." xlink:type="simple" chart:class="chart:line" chart:style-name="ch1">
        <chart:plot-area chart:style-name="ch2" table:cell-range-address="'example-calls'.B4:'example-calls'.B29 'example-calls'.D4:'example-calls'.D29" chart:data-source-has-labels="column" svg:x="0.184cm" svg:y="0.348cm" svg:width="18.334cm" svg:height="12.273cm">
          <chartooo:coordinate-region svg:x="1.361cm" svg:y="0.547cm" svg:width="17.157cm" svg:height="11.427cm"/>
          <chart:axis chart:dimension="x" chart:name="primary-x" chart:style-name="ch3" chartooo:axis-type="auto">
            <chartooo:date-scale/>
            <chart:categories table:cell-range-address="'example-calls'.B4:'example-calls'.B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ample-calls'.D4:'example-calls'.D29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'example-calls'.B4:'example-calls'.B29</svg:desc>
                </draw:g>
              </table:table-cell>
              <table:table-cell office:value-type="float" office:value="7188.4633">
                <text:p>7188.4633</text:p>
                <draw:g>
                  <svg:desc>'example-calls'.D4:'example-calls'.D29</svg:desc>
                </draw:g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9388.6617">
                <text:p>9388.661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540.2567">
                <text:p>8540.256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671.95">
                <text:p>6671.9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771.5725">
                <text:p>8771.572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9564.95">
                <text:p>9564.9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9153.95">
                <text:p>9153.9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1354.1567">
                <text:p>11354.15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1964.2087">
                <text:p>11964.208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0626.601">
                <text:p>10626.60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3762.97">
                <text:p>13762.9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8795.1967">
                <text:p>18795.1967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29391.775">
                <text:p>29391.77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3543.77">
                <text:p>33543.77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9619.6433">
                <text:p>49619.643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8726.6833">
                <text:p>58726.6833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7836.0067">
                <text:p>57836.0067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36681.7417">
                <text:p>36681.74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33524.9833">
                <text:p>33524.9833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39882.385">
                <text:p>39882.385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8840.9633">
                <text:p>48840.9633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8162.7067">
                <text:p>48162.7067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60955.7683">
                <text:p>60955.76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57238.6217">
                <text:p>57238.6217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7742.995">
                <text:p>47742.995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38718.8067">
                <text:p>38718.8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inimum="45000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99cm" svg:height="11.184cm" xlink:href=".." xlink:type="simple" chart:class="chart:line" chart:style-name="ch1">
        <chart:plot-area chart:style-name="ch2" table:cell-range-address="'example-calls'.B33:'example-calls'.B78 'example-calls'.D33:'example-calls'.D78" chart:data-source-has-labels="column" svg:x="0.183cm" svg:y="0.275cm" svg:width="18.335cm" svg:height="10.736cm">
          <chartooo:coordinate-region svg:x="1.361cm" svg:y="0.474cm" svg:width="17.157cm" svg:height="9.89cm"/>
          <chart:axis chart:dimension="x" chart:name="primary-x" chart:style-name="ch3" chartooo:axis-type="auto">
            <chartooo:date-scale/>
            <chart:categories table:cell-range-address="'example-calls'.B33:'example-calls'.B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ample-calls'.D33:'example-calls'.D78" chart:class="chart:line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4470">
                <text:p>44470</text:p>
                <draw:g>
                  <svg:desc>'example-calls'.B33:'example-calls'.B78</svg:desc>
                </draw:g>
              </table:table-cell>
              <table:table-cell office:value-type="float" office:value="48162.7067">
                <text:p>48162.7067</text:p>
                <draw:g>
                  <svg:desc>'example-calls'.D33:'example-calls'.D78</svg:desc>
                </draw:g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48233.0983">
                <text:p>48233.098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1495.32">
                <text:p>51495.3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53798.405">
                <text:p>53798.40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54960.8483">
                <text:p>54960.8483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57490.3067">
                <text:p>57490.306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57375.7267">
                <text:p>57375.7267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61693.79">
                <text:p>61693.79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61518.8433">
                <text:p>61518.8433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64286.5167">
                <text:p>64286.516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2201.9633">
                <text:p>62201.963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61307.6667">
                <text:p>61307.666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3084.5717">
                <text:p>63084.571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58457.8717">
                <text:p>58457.8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62253.32">
                <text:p>62253.3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61338.5317">
                <text:p>61338.531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63246.855">
                <text:p>63246.85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61444.2283">
                <text:p>61444.228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61514.3833">
                <text:p>61514.3833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67544.8733">
                <text:p>67544.873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64924.3533">
                <text:p>64924.353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64142.9817">
                <text:p>64142.981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65495.3183">
                <text:p>65495.3183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60112.9583">
                <text:p>60112.9583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56925.4283">
                <text:p>56925.428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59763.9583">
                <text:p>59763.958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56290.1683">
                <text:p>56290.1683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57172.54">
                <text:p>57172.54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53798.905">
                <text:p>53798.905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57319.5733">
                <text:p>57319.5733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56974.035">
                <text:p>56974.035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56522.1483">
                <text:p>56522.148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49247.4233">
                <text:p>49247.4233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50516.595">
                <text:p>50516.59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50510.235">
                <text:p>50510.235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47176.7617">
                <text:p>47176.7617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50105.7917">
                <text:p>50105.7917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48385.125">
                <text:p>48385.125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47645.4233">
                <text:p>47645.4233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46863.7717">
                <text:p>46863.771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46913.6417">
                <text:p>46913.641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48620.5417">
                <text:p>48620.5417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50831.9433">
                <text:p>50831.9433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50796.875">
                <text:p>50796.875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47549.8233">
                <text:p>47549.8233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47138.0417">
                <text:p>47138.0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9cm" svg:height="7.984cm" xlink:href=".." xlink:type="simple" chart:class="chart:line" chart:style-name="ch1">
        <chart:legend svg:x="2.489cm" svg:y="1.747cm" style:legend-expansion="custom" chartooo:width="2.166cm" chartooo:height="0.795cm" style:legend-expansion-aspect-ratio="2.72452830188679" chart:style-name="ch2"/>
        <chart:plot-area chart:style-name="ch3" table:cell-range-address="'example-calls_EUR'.B4:'example-calls_EUR'.D29" chart:data-source-has-labels="both" svg:x="0.184cm" svg:y="0.139cm" svg:width="18.334cm" svg:height="7.906cm">
          <chartooo:coordinate-region svg:x="1.361cm" svg:y="0.338cm" svg:width="17.157cm" svg:height="7.06cm"/>
          <chart:axis chart:dimension="x" chart:name="primary-x" chart:style-name="ch4" chartooo:axis-type="auto">
            <chartooo:date-scale/>
            <chart:categories table:cell-range-address="'example-calls_EUR'.B4:'example-calls_EUR'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ample-calls_EUR'.C4:'example-calls_EUR'.C29" loext:label-string="btcusd" chart:class="chart:line">
            <chart:data-point chart:repeated="26"/>
          </chart:series>
          <chart:series chart:style-name="ch8" chart:values-cell-range-address="'example-calls_EUR'.D4:'example-calls_EUR'.D29" loext:label-string="btceur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cusd</text:p>
              </table:table-cell>
              <table:table-cell office:value-type="string">
                <text:p>btceur</text:p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'example-calls_EUR'.B4:'example-calls_EUR'.B29</svg:desc>
                </draw:g>
              </table:table-cell>
              <table:table-cell office:value-type="float" office:value="7188.4633">
                <text:p>7188.4633</text:p>
                <draw:g>
                  <svg:desc>'example-calls_EUR'.C4:'example-calls_EUR'.C29</svg:desc>
                </draw:g>
              </table:table-cell>
              <table:table-cell office:value-type="float" office:value="6407.4223855284">
                <text:p>6407.4223855284</text:p>
                <draw:g>
                  <svg:desc>'example-calls_EUR'.D4:'example-calls_EUR'.D29</svg:desc>
                </draw:g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9388.6617">
                <text:p>9388.6617</text:p>
              </table:table-cell>
              <table:table-cell office:value-type="float" office:value="8462.6016645588">
                <text:p>8462.601664558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540.2567">
                <text:p>8540.2567</text:p>
              </table:table-cell>
              <table:table-cell office:value-type="float" office:value="7728.1807709104">
                <text:p>7728.180770910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671.95">
                <text:p>6671.95</text:p>
              </table:table-cell>
              <table:table-cell office:value-type="float" office:value="6092.19090475">
                <text:p>6092.1909047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771.5725">
                <text:p>8771.5725</text:p>
              </table:table-cell>
              <table:table-cell office:value-type="float" office:value="7906.9498271025">
                <text:p>7906.949827102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9564.95">
                <text:p>9564.95</text:p>
              </table:table-cell>
              <table:table-cell office:value-type="float" office:value="8597.359658">
                <text:p>8597.35965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9153.95">
                <text:p>9153.95</text:p>
              </table:table-cell>
              <table:table-cell office:value-type="float" office:value="8135.8293731">
                <text:p>8135.829373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1354.1567">
                <text:p>11354.1567</text:p>
              </table:table-cell>
              <table:table-cell office:value-type="float" office:value="9639.4860176361">
                <text:p>9639.486017636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1964.2087">
                <text:p>11964.2087</text:p>
              </table:table-cell>
              <table:table-cell office:value-type="float" office:value="10034.8484408293">
                <text:p>10034.848440829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0626.601">
                <text:p>10626.601</text:p>
              </table:table-cell>
              <table:table-cell office:value-type="float" office:value="9048.497618495">
                <text:p>9048.49761849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3762.97">
                <text:p>13762.97</text:p>
              </table:table-cell>
              <table:table-cell office:value-type="float" office:value="11822.03339278">
                <text:p>11822.0333927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8795.1967">
                <text:p>18795.1967</text:p>
              </table:table-cell>
              <table:table-cell office:value-type="float" office:value="15570.7867301315">
                <text:p>15570.786730131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29391.775">
                <text:p>29391.775</text:p>
              </table:table-cell>
              <table:table-cell office:value-type="float" office:value="24180.054848775">
                <text:p>24180.05484877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3543.77">
                <text:p>33543.77</text:p>
              </table:table-cell>
              <table:table-cell office:value-type="float" office:value="27795.87729165">
                <text:p>27795.8772916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9619.6433">
                <text:p>49619.6433</text:p>
              </table:table-cell>
              <table:table-cell office:value-type="float" office:value="41182.5672514845">
                <text:p>41182.567251484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8726.6833">
                <text:p>58726.6833</text:p>
              </table:table-cell>
              <table:table-cell office:value-type="float" office:value="49858.9541217">
                <text:p>49858.9541217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7836.0067">
                <text:p>57836.0067</text:p>
              </table:table-cell>
              <table:table-cell office:value-type="float" office:value="48116.665774065">
                <text:p>48116.665774065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36681.7417">
                <text:p>36681.7417</text:p>
              </table:table-cell>
              <table:table-cell office:value-type="float" office:value="30023.9322179666">
                <text:p>30023.932217966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33524.9833">
                <text:p>33524.9833</text:p>
              </table:table-cell>
              <table:table-cell office:value-type="float" office:value="28301.1539271773">
                <text:p>28301.1539271773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39882.385">
                <text:p>39882.385</text:p>
              </table:table-cell>
              <table:table-cell office:value-type="float" office:value="33609.803134355">
                <text:p>33609.803134355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8840.9633">
                <text:p>48840.9633</text:p>
              </table:table-cell>
              <table:table-cell office:value-type="float" office:value="41245.6074152904">
                <text:p>41245.607415290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8162.7067">
                <text:p>48162.7067</text:p>
              </table:table-cell>
              <table:table-cell office:value-type="float" office:value="41541.2496201773">
                <text:p>41541.2496201773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60955.7683">
                <text:p>60955.7683</text:p>
              </table:table-cell>
              <table:table-cell office:value-type="float" office:value="52550.0288071983">
                <text:p>52550.02880719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57238.6217">
                <text:p>57238.6217</text:p>
              </table:table-cell>
              <table:table-cell office:value-type="float" office:value="50568.3761588122">
                <text:p>50568.3761588122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7742.995">
                <text:p>47742.995</text:p>
              </table:table-cell>
              <table:table-cell office:value-type="float" office:value="41975.73668999">
                <text:p>41975.73668999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38718.8067">
                <text:p>38718.8067</text:p>
              </table:table-cell>
              <table:table-cell office:value-type="float" office:value="34345.517483235">
                <text:p>34345.5174832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automatic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5cm" svg:height="7.562cm" xlink:href=".." xlink:type="simple" chart:class="chart:line" chart:style-name="ch1">
        <chart:legend svg:x="2.954cm" svg:y="3.641cm" style:legend-expansion="custom" chartooo:width="2.166cm" chartooo:height="0.74cm" style:legend-expansion-aspect-ratio="2.92702702702703" chart:style-name="ch2"/>
        <chart:plot-area chart:style-name="ch3" table:cell-range-address="'example-calls_EUR'.B4:'example-calls_EUR'.B29 'example-calls_EUR'.E3:'example-calls_EUR'.E29" chart:data-source-has-labels="both" svg:x="1.099cm" svg:y="0.119cm" svg:width="17.421cm" svg:height="6.867cm">
          <chartooo:coordinate-region svg:x="2.198cm" svg:y="0.318cm" svg:width="16.322cm" svg:height="6.021cm"/>
          <chart:axis chart:dimension="x" chart:name="primary-x" chart:style-name="ch4" chartooo:axis-type="auto">
            <chartooo:date-scale/>
            <chart:categories table:cell-range-address="'example-calls_EUR'.B4:'example-calls_EUR'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ample-calls_EUR'.E4:'example-calls_EUR'.E29" chart:label-cell-address="'example-calls_EUR'.E3:'example-calls_EUR'.E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eur</text:p>
                <draw:g>
                  <svg:desc>'example-calls_EUR'.E3:'example-calls_EUR'.E3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'example-calls_EUR'.B4:'example-calls_EUR'.B29</svg:desc>
                </draw:g>
              </table:table-cell>
              <table:table-cell office:value-type="float" office:value="0.891348">
                <text:p>0.891348</text:p>
                <draw:g>
                  <svg:desc>'example-calls_EUR'.E4:'example-calls_EUR'.E29</svg:desc>
                </draw:g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901364">
                <text:p>0.90136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904912">
                <text:p>0.90491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13105">
                <text:p>0.91310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01429">
                <text:p>0.9014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89884">
                <text:p>0.8988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888778">
                <text:p>0.88877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848983">
                <text:p>0.84898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838739">
                <text:p>0.83873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851495">
                <text:p>0.85149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858974">
                <text:p>0.85897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828445">
                <text:p>0.82844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822681">
                <text:p>0.82268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828645">
                <text:p>0.82864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829965">
                <text:p>0.82996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0.83195">
                <text:p>0.83195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818498">
                <text:p>0.818498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844181">
                <text:p>0.84418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842723">
                <text:p>0.84272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844488">
                <text:p>0.844488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862519">
                <text:p>0.862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862101">
                <text:p>0.862101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883466">
                <text:p>0.883466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879202">
                <text:p>0.879202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88705">
                <text:p>0.887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